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6.00pt" fo:font-weight="bold" fo:font-family="Calibri" style:font-family-asian="Calibri" style:font-family-complex="Calibri" fo:background-color="transparent" style:use-window-font-color="true"/>
    </style:style>
    <style:style style:name="T2" style:family="text">
      <style:text-properties fo:font-size="16.00pt" fo:font-weight="normal" fo:font-family="Calibri" style:font-family-asian="Calibri" style:font-family-complex="Calibri" fo:background-color="transparent" style:use-window-font-color="true"/>
    </style:style>
    <style:style style:name="T3" style:family="text">
      <style:text-properties fo:font-size="16.00pt" fo:font-weight="normal" fo:font-family="Calibri" style:font-family-asian="Calibri" style:font-family-complex="Calibri" fo:background-color="transparent" style:use-window-font-color="true"/>
    </style:style>
    <style:style style:name="T4" style:family="text">
      <style:text-properties fo:font-size="16.00pt" fo:font-weight="normal" fo:font-family="Calibri" style:font-family-asian="Calibri" style:font-family-complex="Calibri" fo:background-color="transparent" style:use-window-font-color="true"/>
    </style:style>
    <style:style style:name="T5" style:family="text">
      <style:text-properties fo:font-size="16.00pt" fo:font-weight="normal" fo:font-family="Calibri" style:font-family-asian="Calibri" style:font-family-complex="Calibri" fo:background-color="transparent" style:use-window-font-color="true"/>
    </style:style>
    <style:style style:name="T6" style:family="text">
      <style:text-properties fo:font-size="16.00pt" fo:font-weight="normal" fo:font-family="Calibri" style:font-family-asian="Calibri" style:font-family-complex="Calibri" fo:background-color="transparent" style:use-window-font-color="true"/>
    </style:style>
    <style:style style:name="T7" style:family="text">
      <style:text-properties fo:font-size="16.00pt" fo:font-weight="normal" fo:font-family="Calibri" style:font-family-asian="Calibri" style:font-family-complex="Calibri" fo:background-color="transparent" style:use-window-font-color="true"/>
    </style:style>
    <style:style style:name="T8" style:family="text">
      <style:text-properties fo:font-size="16.00pt" fo:font-weight="normal" fo:font-family="Calibri" style:font-family-asian="Calibri" style:font-family-complex="Calibri" fo:background-color="transparent" style:use-window-font-color="true"/>
    </style:style>
    <style:style style:name="P1" style:family="paragraph">
      <style:paragraph-properties fo:line-height="100.00%" fo:text-align="center" fo:margin-bottom="8.00pt"/>
    </style:style>
    <style:style style:name="P2" style:family="paragraph">
      <style:paragraph-properties fo:line-height="100.00%" fo:text-align="left" fo:margin-bottom="8.00pt"/>
    </style:style>
  </office:automatic-styles>
  <office:body>
    <office:text>
      <text:p text:style-name="P1"><text:span text:style-name="T1">CSU33081 Multiple Choice Answers</text:span></text:p>
      <text:p text:style-name="P2"><text:span text:style-name="T2"/></text:p>
      <text:p text:style-name="P2"><text:span text:style-name="T2">Please enter your answers (A<text:s/></text:span><text:span text:style-name="T3">–</text:span><text:span text:style-name="T4"><text:s/>E) and upload with your type written solutions as a .docx file</text:span></text:p>
      <text:p text:style-name="P2"><text:span text:style-name="T4">Mauro García Lorenzo</text:span></text:p>
      <text:p text:style-name="P2"><text:span text:style-name="T5"/></text:p>
      <text:p text:style-name="P2"><text:span text:style-name="T5">Q 1 Answer: D</text:span></text:p>
      <text:p text:style-name="P2"><text:span text:style-name="T5">The size of w’ will be 1 1. After the matrix declaration of “x”, “y” will take the value (-2 -1 0). Therefore w will be the third column of the first row of “y”, so (0). Lastly, as “w” is a matrix with only one value, the size of the transpose is still 1x1.</text:span></text:p>
      <text:p text:style-name="P2"><text:span text:style-name="T5"/></text:p>
      <text:p text:style-name="P2"><text:span text:style-name="T5">Q2 Answer: C</text:span></text:p>
      <text:p text:style-name="P2"><text:span text:style-name="T5">The shape of a polynomial declaration in matlab is p = [...,p4,p3,p2,p1,p0], being p(x) = p4x^4 + p3x^3 +p2x^2 +p1x^1 + p0x^0.</text:span></text:p>
      <text:p text:style-name="P2"><text:span text:style-name="T5"/></text:p>
      <text:p text:style-name="P2"><text:span text:style-name="T5">Q3 Answer: D</text:span></text:p>
      <text:p text:style-name="P2"><text:span text:style-name="T5">Same as Q1.</text:span></text:p>
      <text:p text:style-name="P2"><text:span text:style-name="T5"/></text:p>
      <text:p text:style-name="P2"><text:span text:style-name="T5">Q 4 Answer: E</text:span></text:p>
      <text:p text:style-name="P2"><text:span text:style-name="T5">The upper bound of the (n+1)^th derivative of cos(0) is 1. Furthermore, (x-a)^(n+1) = (1-0)^(n+1) = 1. Therefore, the error will be a function so that:</text:span></text:p>
      <text:p text:style-name="P2"><text:span text:style-name="T5">IRn(0)I &lt;= 1/(n+1)!</text:span></text:p>
      <text:p text:style-name="P2"><text:span text:style-name="T5">As we want the error to be less than 10^-5, we need 1/(n+1)! &lt;= 10^-5. To fulfil this inequality we need n to be 8, so the degree of the Taylor decomposition must be 8.</text:span></text:p>
      <text:p text:style-name="P2"><text:span text:style-name="T5"/></text:p>
      <text:p text:style-name="P2"><text:span text:style-name="T5">Q 5 Answer: C</text:span></text:p>
      <text:p text:style-name="P2"><text:span text:style-name="T5">Assuming that<text:s/></text:span><text:span text:style-name="T6">α</text:span><text:span text:style-name="T7"><text:s/>is between [0.5,2], as the interval is reducing by a half each iteration following the Bisection method, to ensure that the error is less than 0.001, we need n to fulfil:</text:span></text:p>
      <text:p text:style-name="P2"><text:span text:style-name="T7">(2-0.5)/2^n &lt;= 0.001. Therefore n &gt;= 10.5507, so 11.<text:s/></text:span><text:span text:style-name="T8"/></text:p>
      <text:p text:style-name="P2"><text:span text:style-name="T8"/></text:p>
      <text:p text:style-name="P2"><text:span text:style-name="T8">Q 6 Answer: E</text:span></text:p>
      <text:p text:style-name="P2"><text:span text:style-name="T8">By using Gauss-Jordan elimination with pivoting, we know that </text:span></text:p>
      <text:p text:style-name="P2"><text:span text:style-name="T8">[A | I] --&gt; [I | A^-1]. It can easily be proved that none of the matrix given fulfil this condition.</text:span></text:p>
      <text:p text:style-name="P2"><text:span text:style-name="T8"/></text:p>
      <text:p text:style-name="P2"><text:span text:style-name="T8">Q 7 Answer: D</text:span></text:p>
      <text:p text:style-name="P2"><text:span text:style-name="T8">We transform matrix A in a matrix product L*U where L is a lower triangular matrix and U an upper one. This was achieved by using Gaussian elimination procedure with pivoting. At this point we will have<text:s text:c="2"/>L *<text:s text:c="2"/>[y] = [b] and then U * [x] = [y]. Following this steps it is easy to see that x^t = (1,2,1).</text:span></text:p>
      <text:p text:style-name="P2"><text:span text:style-name="T8"/></text:p>
      <text:p text:style-name="P2"><text:span text:style-name="T8">Q 8 Answer: E</text:span></text:p>
      <text:p text:style-name="P2"><text:span text:style-name="T8">As the matrix diagonal's first value (1) is lower than the sum of the other elements in the row, after two iterations is easy to prove that the methot will not converge.</text:span></text:p>
      <text:p text:style-name="P2"><text:span text:style-name="T8"/></text:p>
      <text:p text:style-name="P2"><text:span text:style-name="T8">Q 9 Answer: </text:span></text:p>
      <text:p text:style-name="P2"><text:span text:style-name="T8">After doing LU decomposition through Crout's method I got the matrix as [(2,0,0),(4,-2,0),(-2,6,-5)] * [(1,1.5,-0.5),(0,1,0.5),(0,0,1)]. </text:span></text:p>
      <text:p text:style-name="P2"><text:span text:style-name="T8">Now we know that A^-1 = U^-1 * L^-1, so:</text:span></text:p>
      <text:p text:style-name="P2"><text:span text:style-name="T8">U^-1 = [(1,-1.5,-0.5),(0,1,0.5),(0,0,1)]</text:span></text:p>
      <text:p text:style-name="P2"><text:span text:style-name="T8">L^-1 = [(0.5,0,0),(1,-0.5,0),(1,-0.6,-0.2)]</text:span></text:p>
      <text:p text:style-name="P2"><text:span text:style-name="T8">Finally I get that A^-1 = [(0.25,0,-0.25),(0.5,-0.2,0.1),(1,-0.6,-0.2)]</text:span></text:p>
      <text:p text:style-name="P2"><text:span text:style-name="T8"/></text:p>
      <text:p text:style-name="P2"><text:span text:style-name="T8">Q 10 Answer: </text:span></text:p>
      <text:p text:style-name="P2"><text:span text:style-name="T8"/></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